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0180000001774A2A3D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lide 1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Slide 2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first point</text:p>
              </text:list-item>
            </text:list>
            <text:list text:style-name="L3">
              <text:list-item>
                <text:p text:style-name="P3">second one</text:p>
              </text:list-item>
            </text:list>
            <text:list text:style-name="L3">
              <text:list-item>
                <text:p text:style-name="P3">picture below</text:p>
              </text:list-item>
            </text:list>
          </draw:text-box>
        </draw:frame>
        <draw:frame draw:style-name="gr2" draw:text-style-name="P4" draw:layer="layout" svg:width="0.634cm" svg:height="0.608cm" svg:x="4.866cm" svg:y="10.5cm">
          <draw:image xlink:href="Pictures/10000000000000180000001774A2A3D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fr" style:country-asian="FR" style:font-family-complex="'DejaVu Sans'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2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2</text:page-number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initial-creator>tbenita</meta:initial-creator>
    <meta:creation-date>2006-12-30T16:14:23</meta:creation-date>
    <dc:creator>tbenita</dc:creator>
    <dc:date>2006-12-30T16:16:27</dc:date>
    <dc:language>fr-FR</dc:language>
    <meta:editing-cycles>2</meta:editing-cycles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